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5pt" style:font-size-asian="15pt" style:font-size-complex="15pt"/>
    </style:style>
    <style:style style:name="P4" style:family="paragraph" style:parent-style-name="Standard">
      <style:paragraph-properties fo:text-align="center" style:justify-single-word="false"/>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apport 7 ème séance :</text:span> <text:s text:c="39"/><text:span text:style-name="T1">M'nasri Yasmina</text:span></text:p>
      <text:p text:style-name="Standard"/>
      <text:p text:style-name="Standard"/>
      <text:p text:style-name="P3"/>
      <text:p text:style-name="P3"/>
      <text:p text:style-name="P3">Lors de cette semaine, le but est d'introduire à notre programme qui permet au robot de suivre une balle jaune et de se pencher lorsque la balle se trouve au centre de l'afficheur, une fonction qui ouvre et ferme la pince, afin d'attraper la balle.</text:p>
      <text:p text:style-name="P3">Nous avons eu du mal à faire fonctionner le servomoteur de la pince, dû à des erreurs quant à l'emplacement de cette fonction sur l'ancien programme.</text:p>
      <text:p text:style-name="P3">Après de nombreuses tentatives, le robot suit la balle, se penche, et ouvre la pince.</text:p>
      <text:p text:style-name="P3">Cependant les mouvements du robot sont très saccadés. On tente de comprendre d'où le problème peut venir.</text:p>
      <text:p text:style-name="P3">Pour le Bluetooth, on souhaite que cela se fasse via Python. On a commencé à réfléchir sur le code pour envoyer un message à un serveur par bluetooth , utilisant probablement « Python sockets » qu'il faut importer.</text:p>
      <text:p text:style-name="P3">La prochaine séance, il faudra qu'on change notre carte Arduino UNO puisqu'elle est incompatible avec le bluetooth.</text:p>
      <text:p text:style-name="P3"><text:s/></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 mn</meta:initial-creator>
    <meta:creation-date>2020-02-18T17:49:26.21</meta:creation-date>
    <dc:date>2020-02-18T21:47:06.92</dc:date>
    <dc:creator>me mn</dc:creator>
    <meta:editing-duration>PT2H11M8S</meta:editing-duration>
    <meta:editing-cycles>3</meta:editing-cycles>
    <meta:generator>OpenOffice/4.1.2$Win32 OpenOffice.org_project/412m3$Build-9782</meta:generator>
    <meta:document-statistic meta:table-count="0" meta:image-count="0" meta:object-count="0" meta:page-count="2" meta:paragraph-count="8" meta:word-count="165" meta:character-count="994"/>
  </office:meta>
</office:document-meta>
</file>